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rial, sans-serif" svg:font-family="Arial, 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Textbody" style:family="paragraph">
      <style:text-properties style:font-name="Arial, sans-serif" fo:color="#000000"/>
    </style:style>
    <style:style style:name="P4" style:parent-style-name="Textbody" style:family="paragraph">
      <style:text-properties style:font-name="Arial, sans-serif" fo:color="#000000"/>
    </style:style>
    <style:style style:name="P5" style:parent-style-name="Textbody" style:family="paragraph">
      <style:text-properties style:font-name="Arial, sans-serif" fo:color="#000000"/>
    </style:style>
    <style:style style:name="P6" style:parent-style-name="Textbody" style:family="paragraph">
      <style:text-properties style:font-name="Arial, sans-serif" fo:color="#000000"/>
    </style:style>
    <style:style style:name="P7" style:parent-style-name="Textbody" style:family="paragraph">
      <style:text-properties style:font-name="Arial, sans-serif" fo:color="#000000"/>
    </style:style>
    <style:style style:name="T8" style:parent-style-name="DefaultParagraphFont" style:family="text">
      <style:text-properties style:font-name="Arial, sans-serif" fo:color="#000000"/>
    </style:style>
    <style:style style:name="P9" style:parent-style-name="Textbody" style:family="paragraph">
      <style:paragraph-properties fo:margin-bottom="0in" fo:line-height="137%"/>
      <style:text-properties style:font-name="Arial, sans-serif" fo:color="#000000"/>
    </style:style>
    <style:style style:name="T10" style:parent-style-name="DefaultParagraphFont" style:family="text">
      <style:text-properties fo:language="en" fo:country="US"/>
    </style:style>
    <style:style style:name="P11" style:parent-style-name="Textbody" style:family="paragraph">
      <style:paragraph-properties fo:margin-bottom="0in" fo:line-height="137%"/>
      <style:text-properties style:font-name="Arial, sans-serif" fo:color="#000000"/>
    </style:style>
    <style:style style:name="P12" style:parent-style-name="Textbody" style:family="paragraph">
      <style:paragraph-properties fo:margin-bottom="0in" fo:line-height="137%"/>
      <style:text-properties style:font-name="Arial, sans-serif" fo:color="#000000"/>
    </style:style>
    <style:style style:name="P13" style:parent-style-name="Textbody" style:family="paragraph">
      <style:paragraph-properties fo:margin-bottom="0in" fo:line-height="137%"/>
    </style:style>
    <style:style style:name="T14" style:parent-style-name="DefaultParagraphFont" style:family="text">
      <style:text-properties style:font-name="Arial, sans-serif" fo:color="#000000"/>
    </style:style>
    <style:style style:name="T15" style:parent-style-name="DefaultParagraphFont" style:family="text">
      <style:text-properties style:font-name="Arial, sans-serif"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or verbs that use a different tense than the ‘logical’ one (e.g. uçkin, uğun etc. using pastpro for past): check app.py­</text:p>
      <text:p text:style-name="Normal">Look at tve, preverb ‘oxo’ and perhaps amend, same for oǩo</text:p>
      <text:p text:style-name="Normal"/>
      <text:p text:style-name="Normal"/>
      <text:p text:style-name="Normal">Dataloader: gyo_verbs, no_verbs</text:p>
      <text:p text:style-name="Normal"/>
      <text:p text:style-name="Normal"/>
      <text:p text:style-name="Normal">Check individual modules for verbs that end have a “v” sound at the end (şvi, tkvi, naşǩvi), check for “tkums”</text:p>
      <text:p text:style-name="Normal"/>
      <text:p text:style-name="Normal">verbs that are only available in the applicative (i.e. gexvamu) should be added to<text:s/><text:span text:style-name="T2">app.py</text:span>; search for:</text:p>
      <text:p text:style-name="Normal"><text:tab/># Special check for "gexvamu" or "cexvamu"; add any verb that requires an applicative/causative to this block</text:p>
      <text:p text:style-name="Normal"/>
      <text:p text:style-name="Normal"/>
      <text:p text:style-name="Normal"/>
      <text:p text:style-name="P3"><text:bookmark-start text:name="docs-internal-guid-f4c2a018-7fff-afec-81"/><text:bookmark-end text:name="docs-internal-guid-f4c2a018-7fff-afec-81"/>Run these in a separate window, then npm run build/dev:<text:line-break/>cd C:\Users\Adam\Lazverbcon\laz_verb_conjugator</text:p>
      <text:p text:style-name="P4">C:\Users\Adam\Lazverbcon\laz_verb_conjugator\backend\venv\Scripts\activate.bat</text:p>
      <text:p text:style-name="P5">set FLASK_APP=backend.app</text:p>
      <text:p text:style-name="P6">set FLASK_ENV=development</text:p>
      <text:p text:style-name="P7">set DATABASE_URL=sqlite:///lazverb_dev.db</text:p>
      <text:p text:style-name="Textbody"><text:span text:style-name="T8">flask run --port 5000</text:span></text:p>
      <text:p text:style-name="P9">Adding new verbs:</text:p>
      <text:p text:style-name="Textbody"/>
      <text:p text:style-name="Textbody">py -m backend.Scripts.csv-to-js<text:line-break/><text:span text:style-name="T10">or:</text:span></text:p>
      <text:p text:style-name="Textbody"/>
      <text:p text:style-name="P11">set PYTHONPATH=C:\users\adamb\lazverbcon\laz_verb_conjugator </text:p>
      <text:p text:style-name="P12">echo %PYTHONPATH%</text:p>
      <text:p text:style-name="Textbody"/>
      <text:p text:style-name="P13"><text:span text:style-name="T14">Then run Scripts\py<text:s/></text:span><text:a xlink:href="http://csv-to-js.py/" office:target-frame-name="_top" xlink:show="replace"><text:span text:style-name="T15">csv-to-js.py</text:span></text:a>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rial, sans-serif" svg:font-family="Arial, 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Dale</meta:initial-creator>
    <dc:creator>Adam Dale</dc:creator>
    <meta:creation-date>2024-12-18T22:06:00Z</meta:creation-date>
    <dc:date>2026-02-22T02:28:00Z</dc:date>
    <meta:template xlink:href="Normal.dotm" xlink:type="simple"/>
    <meta:editing-cycles>10</meta:editing-cycles>
    <meta:editing-duration>PT7560S</meta:editing-duration>
    <meta:document-statistic meta:page-count="2" meta:paragraph-count="2" meta:word-count="157" meta:character-count="1054" meta:row-count="7" meta:non-whitespace-character-count="899"/>
  </office:meta>
</office:document-meta>
</file>